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d620" officeooo:paragraph-rsid="0020d620"/>
    </style:style>
    <style:style style:name="P2" style:family="paragraph" style:parent-style-name="Standard">
      <style:text-properties fo:font-weight="bold" officeooo:rsid="0020d620" officeooo:paragraph-rsid="0020d620" style:font-weight-asian="bold" style:font-weight-complex="bold"/>
    </style:style>
    <style:style style:name="P3" style:family="paragraph" style:parent-style-name="Standard">
      <style:text-properties officeooo:rsid="0020e0ed" officeooo:paragraph-rsid="0020e0ed"/>
    </style:style>
    <style:style style:name="T1" style:family="text">
      <style:text-properties officeooo:rsid="0020e0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actos do Sistema na Organização</text:p>
      <text:p text:style-name="P2"/>
      <text:p text:style-name="P1">A utilização de um sistmea digital personalizado e integrado entre os setores de estoque, venda e atendimento irá mudar consideravelmente a organização da empresa.</text:p>
      <text:p text:style-name="P1"/>
      <text:p text:style-name="P1">O sistema digital trará <text:span text:style-name="T1">uma série de vantagens que implicarão em mudanças nas operações e organização da empresa:</text:span> <text:span text:style-name="T1">haverá maior</text:span> agilidade na busca por produto, <text:span text:style-name="T1">sendo assim, o deslocamento de funcionários entre os diferentes setores será reduzido</text:span>; <text:span text:style-name="T1">haverá</text:span> maior facilidade da detecção de erros, <text:span text:style-name="T1">o que implica na mudança no processo de busca pelos registros, que deixará de ser manual</text:span>; <text:span text:style-name="T1">haverá</text:span> maior velocidade no registro das vendas, <text:span text:style-name="T1">a não necessidade de preencher a mão os registros fará com que as vendas se tornem mais rápidas e reduzirá erros de preenchimento</text:span>; <text:span text:style-name="T1">as operações serão mais</text:span> padroniz<text:span text:style-name="T1">adas</text:span>; <text:span text:style-name="T1">a</text:span> integração entre os diferentes setores <text:span text:style-name="T1">será</text:span> <text:span text:style-name="T1">mais</text:span> automática.</text:p>
      <text:p text:style-name="P1"/>
      <text:p text:style-name="P3">Para isso serão necessários a aquisição de equipamentos (computadores, leitores de código de barra, impressoras) e o treinamento dos funcion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7:34.508703210</meta:creation-date>
    <meta:generator>LibreOffice/6.0.7.3$Linux_X86_64 LibreOffice_project/00m0$Build-3</meta:generator>
    <dc:date>2020-04-27T17:30:55.186993695</dc:date>
    <meta:editing-duration>PT18M26S</meta:editing-duration>
    <meta:editing-cycles>1</meta:editing-cycles>
    <meta:document-statistic meta:table-count="0" meta:image-count="0" meta:object-count="0" meta:page-count="1" meta:paragraph-count="4" meta:word-count="153" meta:character-count="1004" meta:non-whitespace-character-count="855"/>
  </office:meta>
</office:document-meta>
</file>